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876" officeooo:paragraph-rsid="00066876"/>
    </style:style>
    <style:style style:name="P2" style:family="paragraph" style:parent-style-name="Standard">
      <style:text-properties officeooo:rsid="00066876" officeooo:paragraph-rsid="0014d7f5"/>
    </style:style>
    <style:style style:name="P3" style:family="paragraph" style:parent-style-name="Standard">
      <style:text-properties officeooo:rsid="0008c8c7" officeooo:paragraph-rsid="0008c8c7"/>
    </style:style>
    <style:style style:name="P4" style:family="paragraph" style:parent-style-name="Standard">
      <style:text-properties officeooo:rsid="0008c8c7" officeooo:paragraph-rsid="0014d7f5"/>
    </style:style>
    <style:style style:name="P5" style:family="paragraph" style:parent-style-name="Standard">
      <style:text-properties officeooo:rsid="00099ec8" officeooo:paragraph-rsid="00099ec8"/>
    </style:style>
    <style:style style:name="P6" style:family="paragraph" style:parent-style-name="Standard">
      <style:text-properties officeooo:rsid="00099ec8" officeooo:paragraph-rsid="0014d7f5"/>
    </style:style>
    <style:style style:name="P7" style:family="paragraph" style:parent-style-name="Standard">
      <style:text-properties officeooo:rsid="000a573f" officeooo:paragraph-rsid="000a573f"/>
    </style:style>
    <style:style style:name="P8" style:family="paragraph" style:parent-style-name="Standard">
      <style:text-properties officeooo:rsid="000a573f" officeooo:paragraph-rsid="0014d7f5"/>
    </style:style>
    <style:style style:name="P9" style:family="paragraph" style:parent-style-name="Standard">
      <style:text-properties officeooo:rsid="000c433c" officeooo:paragraph-rsid="000c433c"/>
    </style:style>
    <style:style style:name="P10" style:family="paragraph" style:parent-style-name="Standard">
      <style:text-properties officeooo:rsid="000c433c" officeooo:paragraph-rsid="0014d7f5"/>
    </style:style>
    <style:style style:name="P11" style:family="paragraph" style:parent-style-name="Standard">
      <style:text-properties officeooo:rsid="000f36e9" officeooo:paragraph-rsid="000f36e9"/>
    </style:style>
    <style:style style:name="P12" style:family="paragraph" style:parent-style-name="Standard">
      <style:text-properties officeooo:rsid="000f36e9" officeooo:paragraph-rsid="0014d7f5"/>
    </style:style>
    <style:style style:name="P13" style:family="paragraph" style:parent-style-name="Standard">
      <style:text-properties officeooo:rsid="0012e9f5" officeooo:paragraph-rsid="0012e9f5"/>
    </style:style>
    <style:style style:name="P14" style:family="paragraph" style:parent-style-name="Standard">
      <style:text-properties officeooo:rsid="0012e9f5" officeooo:paragraph-rsid="0014d7f5"/>
    </style:style>
    <style:style style:name="P15" style:family="paragraph" style:parent-style-name="Standard">
      <style:text-properties officeooo:rsid="00130709" officeooo:paragraph-rsid="00130709"/>
    </style:style>
    <style:style style:name="P16" style:family="paragraph" style:parent-style-name="Standard">
      <style:text-properties officeooo:rsid="0017d05e" officeooo:paragraph-rsid="0017d05e"/>
    </style:style>
    <style:style style:name="P17" style:family="paragraph" style:parent-style-name="Standard">
      <style:text-properties officeooo:rsid="001ec33e" officeooo:paragraph-rsid="001ec33e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И.У.</text:p>
      <text:p text:style-name="P1"/>
      <text:p text:style-name="P1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Выведем отдельно скалярный потенциал</text:p>
      <text:p text:style-name="P1"/>
      <text:p text:style-name="P1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1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отбросим на время конст – часть.</text:p>
      <text:p text:style-name="P3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Приведём к интегралу по 4 переменным</text:p>
      <text:p text:style-name="P3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3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1" draw:name="Object11" text:anchor-type="as-char" svg:y="-0.661cm" svg:width="7.585cm" svg:height="1.11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Поменяем порядок интегрирования и вынесем заряд, т.к. он конст.</text:p>
      <text:p text:style-name="P5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Воспользуемся правилом <draw:frame draw:style-name="fr1" draw:name="Object13" text:anchor-type="as-char" svg:y="-0.691cm" svg:width="5.392cm" svg:height="1.141cm" draw:z-index="12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"><draw:frame draw:style-name="fr1" draw:name="Object15" text:anchor-type="as-char" svg:y="-0.66cm" svg:width="12.585cm" svg:height="1.56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9">Исходя из прил.1, имеем:</text:p>
      <text:p text:style-name="P9"><draw:frame draw:style-name="fr1" draw:name="Object16" text:anchor-type="as-char" svg:y="-0.66cm" svg:width="3.54cm" svg:height="1.051cm" draw:z-index="15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1">Переходим во время <draw:frame draw:style-name="fr1" draw:name="Object18" text:anchor-type="as-char" svg:y="-0.377cm" svg:width="1.094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3">Тогда скалярный потенциал примет вид:</text:p>
      <text:p text:style-name="P13"><draw:frame draw:style-name="fr1" draw:name="Object19" text:anchor-type="as-char" svg:y="-0.619cm" svg:width="5.914cm" svg:height="1.07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5">Найдём теперь <text:span text:style-name="T2">решение уравнения для векторного потенциала</text:span></text:p>
      <text:p text:style-name="P2"/>
      <text:p text:style-name="P2"/>
      <text:p text:style-name="P2"><text:soft-page-break/><draw:frame draw:style-name="fr1" draw:name="Object21" text:anchor-type="as-char" svg:y="-0.661cm" svg:width="4.496cm" svg:height="1.162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2">где <draw:frame draw:style-name="fr1" draw:name="Object22" text:anchor-type="as-char" svg:y="-0.386cm" svg:width="2.528cm" svg:height="0.543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2"/>
      <text:p text:style-name="P2"><draw:frame draw:style-name="fr1" draw:name="Object23" text:anchor-type="as-char" svg:y="-0.661cm" svg:width="5.84cm" svg:height="1.164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"><draw:frame draw:style-name="fr1" draw:name="Object24" text:anchor-type="as-char" svg:y="-0.661cm" svg:width="5.925cm" svg:height="1.16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4">отбросим на время конст – часть.</text:p>
      <text:p text:style-name="P4"><draw:frame draw:style-name="fr1" draw:name="Object25" text:anchor-type="as-char" svg:y="-0.661cm" svg:width="4.521cm" svg:height="1.11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">Приведём к интегралу по 4 переменным</text:p>
      <text:p text:style-name="P4"><draw:frame draw:style-name="fr1" draw:name="Object26" text:anchor-type="as-char" svg:y="-0.661cm" svg:width="6.941cm" svg:height="1.11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4">где <draw:frame draw:style-name="fr1" draw:name="Object27" text:anchor-type="as-char" svg:y="-0.619cm" svg:width="3.366cm" svg:height="0.99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4"><draw:frame draw:style-name="fr1" draw:name="Object29" text:anchor-type="as-char" svg:y="-0.661cm" svg:width="8.594cm" svg:height="1.115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6">Поменяем порядок интегрирования и вынесем заряд, т.к. он конст.</text:p>
      <text:p text:style-name="P6"><draw:frame draw:style-name="fr1" draw:name="Object30" text:anchor-type="as-char" svg:y="-0.661cm" svg:width="5.456cm" svg:height="1.115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8">Воспользуемся правилом <draw:frame draw:style-name="fr1" draw:name="Object31" text:anchor-type="as-char" svg:y="-0.691cm" svg:width="5.392cm" svg:height="1.14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8"><draw:frame draw:style-name="fr1" draw:name="Object33" text:anchor-type="as-char" svg:y="-0.66cm" svg:width="12.585cm" svg:height="1.566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0">Исходя из прил.1, имеем:</text:p>
      <text:p text:style-name="P10"><draw:frame draw:style-name="fr1" draw:name="Object34" text:anchor-type="as-char" svg:y="-0.66cm" svg:width="3.54cm" svg:height="1.05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12">Переходим во время <draw:frame draw:style-name="fr1" draw:name="Object36" text:anchor-type="as-char" svg:y="-0.377cm" svg:width="1.094cm" svg:height="0.46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14">Тогда скалярный потенциал примет вид:</text:p>
      <text:p text:style-name="P14"><draw:frame draw:style-name="fr1" draw:name="Object20" text:anchor-type="as-char" svg:y="-0.621cm" svg:width="6.258cm" svg:height="1.07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"/>
      <text:p text:style-name="P1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6"><draw:object xlink:href="./Object 37" xlink:type="simple" xlink:show="embed" xlink:actuate="onLoad"/><draw:image xlink:href="./ObjectReplacements/Object 37" xlink:type="simple" xlink:show="embed" xlink:actuate="onLoad"/></draw:frame>:</text:p>
      <text:p text:style-name="P16"><draw:frame draw:style-name="fr2" draw:name="Object38" text:anchor-type="as-char" svg:y="-0.827cm" svg:width="11.603cm" svg:height="1.35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16"><draw:frame draw:style-name="fr2" draw:name="Object39" text:anchor-type="as-char" svg:y="-1.309cm" svg:width="12.347cm" svg:height="1.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17">Как можем заметить, равенство выполняется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09:07:07.442334001</meta:creation-date>
    <dc:date>2020-03-16T13:53:35.399191293</dc:date>
    <meta:editing-duration>PT1H54M6S</meta:editing-duration>
    <meta:editing-cycles>14</meta:editing-cycles>
    <meta:generator>LibreOffice/5.1.6.2$Linux_X86_64 LibreOffice_project/10m0$Build-2</meta:generator>
    <meta:document-statistic meta:table-count="0" meta:image-count="0" meta:object-count="39" meta:page-count="2" meta:paragraph-count="47" meta:word-count="114" meta:character-count="743" meta:non-whitespace-character-count="644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over accent="true">
              <msup>
                <mi mathvariant="normal">β</mi>
                <mn>2</mn>
              </msup>
              <mo stretchy="false">⃗</mo>
            </mover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vec %beta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over accent="true">
              <msup>
                <mi mathvariant="normal">β</mi>
                <mn>2</mn>
              </msup>
              <mo stretchy="false">⃗</mo>
            </mover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vec %beta 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